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1.5cm" fo:min-width="6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6cm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cm" svg:height="1.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.25cm" svg:x="1.25cm" svg:y="1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13:13:24.567354196</meta:creation-date>
    <dc:date>2021-02-22T13:15:05.184631961</dc:date>
    <meta:editing-duration>PT1M45S</meta:editing-duration>
    <meta:editing-cycles>1</meta:editing-cycles>
    <meta:document-statistic meta:object-count="2"/>
    <meta:generator>LibreOffice/7.0.3.1$Linux_X86_64 LibreOffice_project/00$Build-1</meta:generator>
  </office:meta>
</office:document-meta>
</file>